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08736" calcext:value-type="float">
            <text:p>127.8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9408" calcext:value-type="float">
            <text:p>127.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81176" calcext:value-type="float">
            <text:p>128.2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50768" calcext:value-type="float">
            <text:p>130.3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0764" calcext:value-type="float">
            <text:p>129.7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0472" calcext:value-type="float">
            <text:p>129.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42592" calcext:value-type="float">
            <text:p>128.9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0932" calcext:value-type="float">
            <text:p>127.9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46992" calcext:value-type="float">
            <text:p>126.0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20984" calcext:value-type="float">
            <text:p>125.2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49" calcext:value-type="float">
            <text:p>125.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9264" calcext:value-type="float">
            <text:p>123.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868" calcext:value-type="float">
            <text:p>122.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8744" calcext:value-type="float">
            <text:p>120.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39112" calcext:value-type="float">
            <text:p>116.3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6384" calcext:value-type="float">
            <text:p>115.0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0292" calcext:value-type="float">
            <text:p>114.8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64848" calcext:value-type="float">
            <text:p>113.4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456" calcext:value-type="float">
            <text:p>112.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1392" calcext:value-type="float">
            <text:p>111.7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632" calcext:value-type="float">
            <text:p>111.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8704" calcext:value-type="float">
            <text:p>110.7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67368" calcext:value-type="float">
            <text:p>110.7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5304" calcext:value-type="float">
            <text:p>110.2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18856" calcext:value-type="float">
            <text:p>109.7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78064" calcext:value-type="float">
            <text:p>109.4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7648" calcext:value-type="float">
            <text:p>109.1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1992" calcext:value-type="float">
            <text:p>108.9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58152" calcext:value-type="float">
            <text:p>108.6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0576" calcext:value-type="float">
            <text:p>108.2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9784" calcext:value-type="float">
            <text:p>107.9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0392" calcext:value-type="float">
            <text:p>107.5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528" calcext:value-type="float">
            <text:p>107.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9044" calcext:value-type="float">
            <text:p>106.3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0504" calcext:value-type="float">
            <text:p>106.1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7376" calcext:value-type="float">
            <text:p>105.4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8464" calcext:value-type="float">
            <text:p>105.0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606" calcext:value-type="float">
            <text:p>103.8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83104" calcext:value-type="float">
            <text:p>104.0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8432" calcext:value-type="float">
            <text:p>103.2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228" calcext:value-type="float">
            <text:p>102.0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26" calcext:value-type="float">
            <text:p>100.8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0784" calcext:value-type="float">
            <text:p>100.7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1584" calcext:value-type="float">
            <text:p>99.5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3904" calcext:value-type="float">
            <text:p>99.0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7L00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